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format_release_notes.rst</text:p>
      <text:h text:style-name="Heading_20_1" text:outline-level="1">Release Notes</text:h>
      <text:p text:style-name="First_20_paragraph">This is the Release Notes template for latest nGraph Compiler stack release versioning.</text:p>
      <text:p text:style-name="Text_20_body">We are pleased to announce the release of version .</text:p>
      <text:h text:style-name="Heading_20_2" text:outline-level="2">What's new?</text:h>
      <text:p text:style-name="First_20_paragraph">Additional functionality included with this release:</text:p>
      <text:h text:style-name="Heading_20_2" text:outline-level="2">What's updated?</text:h>
      <text:p text:style-name="First_20_paragraph">The following sections provide detailed lists of major updates/removals by component:</text:p>
      <text:h text:style-name="Heading_20_3" text:outline-level="3">Core</text:h>
      <text:h text:style-name="Heading_20_3" text:outline-level="3">Frameworks</text:h>
      <text:h text:style-name="Heading_20_3" text:outline-level="3">Backends</text:h>
      <text:h text:style-name="Heading_20_3" text:outline-level="3">Visualization Tools</text:h>
      <text:h text:style-name="Heading_20_3" text:outline-level="3">Oth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